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204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3b7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3f8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204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b0f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43f8e3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4b0f6d" style:font-name-asian="Courier New" style:font-size-asian="12pt" style:font-name-complex="Courier New" style:font-size-complex="12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MathematicaFormatStandardForm"><text:span text:style-name="T3">It looks like here I was trying to make recursive definitions for what I would later notate as</text:span></text:span></text:p>
      <text:p text:style-name="P5"><text:span text:style-name="MathematicaFormatStandardForm"><text:span text:style-name="T3"/></text:span></text:p>
      <text:p text:style-name="P5"><text:span text:style-name="MathematicaFormatStandardForm"><text:span text:style-name="T1"><draw:frame draw:style-name="fr1" draw:name="Object1" text:anchor-type="as-char" svg:y="-0.172in" svg:width="2.5398in" svg:height="0.3575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3">and</text:span></text:span></text:p>
      <text:p text:style-name="P5"><text:span text:style-name="MathematicaFormatStandardForm"><text:span text:style-name="T3"/></text:span></text:p>
      <text:p text:style-name="P5"><text:span text:style-name="MathematicaFormatStandardForm"><text:span text:style-name="T1"><draw:frame draw:style-name="fr1" draw:name="Object2" text:anchor-type="as-char" svg:y="-0.1953in" svg:width="2.3311in" svg:height="0.3445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5"><text:span text:style-name="MathematicaFormatStandardForm"><text:span text:style-name="T3"/></text:span></text:p>
      <text:p text:style-name="P5"><text:span text:style-name="MathematicaFormatStandardForm"><text:span text:style-name="T3">I've written more about this elsewhere of course.</text:span></text:span></text:p>
      <text:p text:style-name="P5"/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6" text:anchor-type="as-char" svg:y="-0.2835in" svg:width="3.3335in" svg:height="0.4516in" draw:z-index="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7" text:anchor-type="as-char" svg:y="-0.1484in" svg:width="2.9335in" svg:height="0.2098in" draw:z-index="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8" text:anchor-type="as-char" svg:y="-0.3228in" svg:width="4.5374in" svg:height="0.5925in" draw:z-index="4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4" text:anchor-type="as-char" svg:y="-0.1484in" svg:width="3.278in" svg:height="0.2098in" draw:z-index="5"><draw:object xlink:href="./Object 14" xlink:type="simple" xlink:show="embed" xlink:actuate="onLoad"/><draw:image xlink:href="./ObjectReplacements/Object 14" xlink:type="simple" xlink:show="embed" xlink:actuate="onLoad"/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1" text:anchor-type="as-char" svg:y="-0.2835in" svg:width="3.0071in" svg:height="0.4516in" draw:z-index="6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2" text:anchor-type="as-char" svg:y="-0.1484in" svg:width="1.8091in" svg:height="0.209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3" text:anchor-type="as-char" svg:y="-0.3228in" svg:width="4.0563in" svg:height="0.5925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" text:anchor-type="as-char" svg:y="-0.1484in" svg:width="2.1807in" svg:height="0.2098in" draw:z-index="7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2"/></text:span></text:p>
      <text:p text:style-name="P3"><text:span text:style-name="MathematicaFormatStandardForm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4:20:07.901000000</meta:creation-date>
    <dc:date>2016-02-04T13:01:38.445000000</dc:date>
    <meta:editing-duration>P2DT6H31M7S</meta:editing-duration>
    <meta:editing-cycles>16</meta:editing-cycles>
    <meta:generator>LibreOffice/5.0.0.5$Windows_x86 LibreOffice_project/1b1a90865e348b492231e1c451437d7a15bb262b</meta:generator>
    <meta:document-statistic meta:table-count="0" meta:image-count="0" meta:object-count="10" meta:page-count="1" meta:paragraph-count="13" meta:word-count="27" meta:character-count="146" meta:non-whitespace-character-count="122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row>
                                      <mo fence="true" stretchy="false">(</mo>
                                      <mrow>
                                        <mn>0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sub>
      </mrow>
    </mrow>
    <annotation encoding="StarMath 5.0">lim from {x rightarrow 1}{}[log((1-x^(1-(0)))%zeta(0))]_n - H_{ lfloor{log n}over{log x} rfloor}</annotation>
  </semantics>
</math>
</file>

<file path=Object 14/content.xml><?xml version="1.0" encoding="utf-8"?>
<math xmlns="http://www.w3.org/1998/Math/MathML">
  <semantics>
    <mrow>
      <mrow>
        <msub>
          <mi>lim</mi>
          <mrow>
            <mi>b</mi>
            <mo stretchy="false">→</mo>
            <mo stretchy="false">∞</mo>
          </mrow>
        </msub>
        <mo stretchy="false">Δ</mo>
      </mrow>
      <mrow>
        <mrow>
          <mo stretchy="false">(</mo>
          <mrow>
            <mi>n</mi>
            <mi>,</mi>
            <mn>1,</mn>
            <mrow>
              <mrow>
                <mi>b</mi>
                <mo stretchy="false">+</mo>
                <mn>1</mn>
              </mrow>
            </mrow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−</mo>
        <mi mathvariant="italic">li</mi>
      </mrow>
      <mrow>
        <mrow>
          <mo stretchy="false">(</mo>
          <mrow>
            <mi>n</mi>
          </mrow>
          <mo stretchy="false">)</mo>
        </mrow>
        <mo stretchy="false">+</mo>
        <mi>log</mi>
      </mrow>
      <mi>log</mi>
      <mrow>
        <mi>n</mi>
        <mo stretchy="false">+</mo>
        <mo stretchy="false">γ</mo>
      </mrow>
    </mrow>
    <annotation encoding="StarMath 5.0">lim_{b rightarrow infinity} %DELTA(n, 1, {b+1}) = %PI(n) - li(n) + log log n + %gamma</annotation>
  </semantics>
</math>
</file>

<file path=Object 16/content.xml><?xml version="1.0" encoding="utf-8"?>
<math xmlns="http://www.w3.org/1998/Math/MathML">
  <semantics>
    <mrow>
      <mo stretchy="false">Δ</mo>
      <mrow>
        <mrow>
          <mo stretchy="false">(</mo>
          <mrow>
            <mi>n</mi>
            <mi>,</mi>
            <mi>k</mi>
          </mrow>
          <mo stretchy="false">)</mo>
        </mrow>
        <mo stretchy="false">=</mo>
        <msup>
          <mi>b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o stretchy="false">⌊</mo>
            <mrow>
              <mrow>
                <mi>n</mi>
                <mo stretchy="false">⋅</mo>
                <mi>b</mi>
              </mrow>
            </mrow>
            <mo stretchy="false">⌋</mo>
          </mrow>
        </munderover>
        <mo stretchy="false">α</mo>
      </mrow>
      <mrow>
        <mo stretchy="false">(</mo>
        <mrow>
          <mi>j</mi>
          <mi>,</mi>
          <mfrac>
            <mrow>
              <mrow>
                <mi>b</mi>
                <mo stretchy="false">+</mo>
                <mn>1</mn>
              </mrow>
            </mrow>
            <mi>b</mi>
          </mfrac>
        </mrow>
        <mo stretchy="false">)</mo>
      </mrow>
      <mrow>
        <mo stretchy="false">(</mo>
        <mrow>
          <mrow>
            <mfrac>
              <mn>1</mn>
              <mi>k</mi>
            </mfrac>
            <mo stretchy="false">−</mo>
            <mo stretchy="false">Δ</mo>
          </mrow>
          <mrow>
            <mo stretchy="false">(</mo>
            <mrow>
              <mfrac>
                <mrow>
                  <mrow>
                    <mi>n</mi>
                    <mo stretchy="false">⋅</mo>
                    <mi>b</mi>
                  </mrow>
                </mrow>
                <mi>j</mi>
              </mfrac>
              <mi>,</mi>
              <mrow>
                <mi>k</mi>
                <mo stretchy="false">+</mo>
                <mn>1</mn>
              </mrow>
            </mrow>
            <mo stretchy="false">)</mo>
          </mrow>
        </mrow>
        <mo stretchy="false">)</mo>
      </mrow>
    </mrow>
    <annotation encoding="StarMath 5.0">%DELTA(n,k) = b^-1 sum from j = b+1 to lfloor n cdot b rfloor %alpha(j, {b+1} over b) (1 over k - %DELTA({n cdot b} over j, k+1))</annotation>
  </semantics>
</math>
</file>

<file path=Object 17/content.xml><?xml version="1.0" encoding="utf-8"?>
<math xmlns="http://www.w3.org/1998/Math/MathML" display="block">
  <semantics>
    <mrow>
      <mrow>
        <msub>
          <mi>lim</mi>
          <mrow>
            <mi>b</mi>
            <mo stretchy="false">→</mo>
            <mi mathvariant="normal">∞</mi>
          </mrow>
        </msub>
        <mi mathvariant="normal">Δ</mi>
      </mrow>
      <mrow>
        <mrow>
          <mo fence="true" stretchy="false">(</mo>
          <mrow>
            <mrow>
              <mi>n</mi>
              <mi>,</mi>
              <mn>1</mn>
            </mrow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+</mo>
        <mi>log</mi>
      </mrow>
      <mi>log</mi>
      <mrow>
        <mi>n</mi>
        <mo stretchy="false">+</mo>
        <mi mathvariant="normal">γ</mi>
      </mrow>
    </mrow>
    <annotation encoding="StarMath 5.0">lim_{b rightarrow infinity} %DELTA(n, 1) = %PI(n) - li(n) + log log n + %gamma</annotation>
  </semantics>
</math>
</file>

<file path=Object 18/content.xml><?xml version="1.0" encoding="utf-8"?>
<math xmlns="http://www.w3.org/1998/Math/MathML">
  <semantics>
    <mtable>
      <mtr>
        <mtd>
          <mrow>
            <mo stretchy="false">Δ</mo>
            <mrow>
              <mrow>
                <mo stretchy="false">(</mo>
                <mrow>
                  <mi>n</mi>
                  <mi>,</mi>
                  <mi>k</mi>
                  <mi>,</mi>
                  <mi>j</mi>
                </mrow>
                <mo stretchy="false">)</mo>
              </mrow>
              <mo stretchy="false">=</mo>
              <msup>
                <mi>b</mi>
                <mrow>
                  <mo stretchy="false">−</mo>
                  <mn>1</mn>
                </mrow>
              </msup>
            </mrow>
            <mo stretchy="false">α</mo>
            <mrow>
              <mo stretchy="false">(</mo>
              <mrow>
                <mi>j</mi>
                <mi>,</mi>
                <mfrac>
                  <mrow>
                    <mrow>
                      <mi>b</mi>
                      <mo stretchy="false">+</mo>
                      <mn>1</mn>
                    </mrow>
                  </mrow>
                  <mi>b</mi>
                </mfrac>
              </mrow>
              <mo stretchy="false">)</mo>
            </mrow>
            <mrow>
              <mrow>
                <mo stretchy="false">(</mo>
                <mrow>
                  <mrow>
                    <mfrac>
                      <mn>1</mn>
                      <mi>k</mi>
                    </mfrac>
                    <mo stretchy="false">−</mo>
                    <mo stretchy="false">Δ</mo>
                  </mrow>
                  <mrow>
                    <mo stretchy="false">(</mo>
                    <mrow>
                      <mfrac>
                        <mrow>
                          <mrow>
                            <mi>n</mi>
                            <mo stretchy="false">⋅</mo>
                            <mi>b</mi>
                          </mrow>
                        </mrow>
                        <mi>j</mi>
                      </mfrac>
                      <mi>,</mi>
                      <mrow>
                        <mi>k</mi>
                        <mo stretchy="false">+</mo>
                        <mn>1,</mn>
                      </mrow>
                      <mrow>
                        <mi>b</mi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)</mo>
              </mrow>
              <mo stretchy="false">+</mo>
              <mo stretchy="false">Δ</mo>
            </mrow>
            <mrow>
              <mo stretchy="false">(</mo>
              <mrow>
                <mi>n</mi>
                <mi>,</mi>
                <mi>k</mi>
                <mi>,</mi>
                <mrow>
                  <mi>j</mi>
                  <mo stretchy="false">+</mo>
                  <mn>1</mn>
                </mrow>
              </mrow>
              <mo stretchy="false">)</mo>
            </mrow>
            <mtext/>
          </mrow>
        </mtd>
      </mtr>
      <mtr>
        <mtd>
          <mrow>
            <mi mathvariant="italic">if</mi>
            <mi>n</mi>
            <mrow>
              <mi>b</mi>
              <mo stretchy="false">&lt;</mo>
              <mi>j</mi>
            </mrow>
            <mi>,</mi>
            <mo stretchy="false">Δ</mo>
            <mrow>
              <mrow>
                <mo stretchy="false">(</mo>
                <mrow>
                  <mi>n</mi>
                  <mi>,</mi>
                  <mi>k</mi>
                  <mi>,</mi>
                  <mi>j</mi>
                </mrow>
                <mo stretchy="false">)</mo>
              </mrow>
              <mo stretchy="false">=</mo>
              <mn>0</mn>
            </mrow>
          </mrow>
        </mtd>
      </mtr>
    </mtable>
    <annotation encoding="StarMath 5.0">%DELTA(n,k,j) = b^-1 %alpha(j, {b+1} over b) (1 over k - %DELTA({n cdot b} over j, k+1,b+1))+%DELTA(n,k,j+1)
"" newline if n b &lt; j, %DELTA(n,k,j) = 0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under>
          <mi>lim</mi>
          <mrow>
            <mi>x</mi>
            <mo stretchy="false">→</mo>
            <mn>1</mn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s rightarrow 0}{} {partial over {partial s}} lim from {x rightarrow 1}{}[log((1-x^{1-s})%zeta(s))]_n</annotation>
  </semantics>
</math>
</file>

<file path=Object 4/content.xml><?xml version="1.0" encoding="utf-8"?>
<math xmlns="http://www.w3.org/1998/Math/MathML">
  <semantics>
    <mrow>
      <mrow>
        <msub>
          <mi>lim</mi>
          <mrow>
            <mi>b</mi>
            <mo stretchy="false">→</mo>
            <mo stretchy="false">∞</mo>
          </mrow>
        </msub>
        <mo stretchy="false">Δ</mo>
      </mrow>
      <mrow>
        <mrow>
          <mo stretchy="false">(</mo>
          <mrow>
            <mi>n</mi>
            <mi>,</mi>
            <mrow>
              <mi>b</mi>
              <mo stretchy="false">+</mo>
              <mn>1</mn>
            </mrow>
          </mrow>
          <mo stretchy="false">)</mo>
        </mrow>
        <mo stretchy="false">=</mo>
        <mo stretchy="false">ψ</mo>
      </mrow>
      <mrow>
        <mrow>
          <mrow>
            <mo stretchy="false">(</mo>
            <mrow>
              <mi>n</mi>
            </mrow>
            <mo stretchy="false">)</mo>
          </mrow>
          <mo stretchy="false">−</mo>
          <mi>n</mi>
        </mrow>
        <mo stretchy="false">+</mo>
        <mn>1</mn>
      </mrow>
    </mrow>
    <annotation encoding="StarMath 5.0">lim_{b rightarrow infinity} %DELTA(n,b+1) = %psi(n) - n + 1</annotation>
  </semantics>
</math>
</file>

<file path=Object 5/content.xml><?xml version="1.0" encoding="utf-8"?>
<math xmlns="http://www.w3.org/1998/Math/MathML">
  <semantics>
    <mrow>
      <mo stretchy="false">Δ</mo>
      <mrow>
        <mrow>
          <mo stretchy="false">(</mo>
          <mrow>
            <mi>n</mi>
          </mrow>
          <mo stretchy="false">)</mo>
        </mrow>
        <mo stretchy="false">=</mo>
        <msup>
          <mi>b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o stretchy="false">⌊</mo>
            <mrow>
              <mrow>
                <mi>n</mi>
                <mo stretchy="false">⋅</mo>
                <mi>b</mi>
              </mrow>
            </mrow>
            <mo stretchy="false">⌋</mo>
          </mrow>
        </munderover>
        <mo stretchy="false">α</mo>
      </mrow>
      <mrow>
        <mo stretchy="false">(</mo>
        <mrow>
          <mi>j</mi>
          <mi>,</mi>
          <mfrac>
            <mrow>
              <mrow>
                <mi>b</mi>
                <mo stretchy="false">+</mo>
                <mn>1</mn>
              </mrow>
            </mrow>
            <mi>b</mi>
          </mfrac>
        </mrow>
        <mo stretchy="false">)</mo>
      </mrow>
      <mrow>
        <mo stretchy="false">(</mo>
        <mrow>
          <mi>log</mi>
          <mrow>
            <mfrac>
              <mi>j</mi>
              <mi>b</mi>
            </mfrac>
            <mo stretchy="false">−</mo>
            <mo stretchy="false">Δ</mo>
          </mrow>
          <mrow>
            <mo stretchy="false">(</mo>
            <mrow>
              <mfrac>
                <mrow>
                  <mrow>
                    <mi>n</mi>
                    <mo stretchy="false">⋅</mo>
                    <mi>b</mi>
                  </mrow>
                </mrow>
                <mi>j</mi>
              </mfrac>
            </mrow>
            <mo stretchy="false">)</mo>
          </mrow>
        </mrow>
        <mo stretchy="false">)</mo>
      </mrow>
    </mrow>
    <annotation encoding="StarMath 5.0">%DELTA(n) = b^-1 sum from j = b+1 to lfloor n cdot b rfloor %alpha(j, {b+1} over b) (log j over b - %DELTA({n cdot b} over j))</annotation>
  </semantics>
</math>
</file>

<file path=Object 6/content.xml><?xml version="1.0" encoding="utf-8"?>
<math xmlns="http://www.w3.org/1998/Math/MathML">
  <semantics>
    <mrow>
      <mrow>
        <msub>
          <mi>lim</mi>
          <mrow>
            <mi>b</mi>
            <mo stretchy="false">→</mo>
            <mo stretchy="false">∞</mo>
          </mrow>
        </msub>
        <mo stretchy="false">Δ</mo>
      </mrow>
      <mrow>
        <mrow>
          <mo stretchy="false">(</mo>
          <mrow>
            <mi>n</mi>
          </mrow>
          <mo stretchy="false">)</mo>
        </mrow>
        <mo stretchy="false">=</mo>
        <mo stretchy="false">ψ</mo>
      </mrow>
      <mrow>
        <mrow>
          <mrow>
            <mo stretchy="false">(</mo>
            <mrow>
              <mi>n</mi>
            </mrow>
            <mo stretchy="false">)</mo>
          </mrow>
          <mo stretchy="false">−</mo>
          <mi>n</mi>
        </mrow>
        <mo stretchy="false">+</mo>
        <mn>1</mn>
      </mrow>
    </mrow>
    <annotation encoding="StarMath 5.0">lim_{b rightarrow infinity} %DELTA(n) = %psi(n) - n + 1</annotation>
  </semantics>
</math>
</file>

<file path=Object 7/content.xml><?xml version="1.0" encoding="utf-8"?>
<math xmlns="http://www.w3.org/1998/Math/MathML">
  <semantics>
    <mtable>
      <mtr>
        <mtd>
          <mrow>
            <mo stretchy="false">Δ</mo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sup>
                <mi>b</mi>
                <mrow>
                  <mo stretchy="false">−</mo>
                  <mn>1</mn>
                </mrow>
              </msup>
            </mrow>
            <mo stretchy="false">α</mo>
            <mrow>
              <mo stretchy="false">(</mo>
              <mrow>
                <mi>j</mi>
                <mi>,</mi>
                <mfrac>
                  <mrow>
                    <mrow>
                      <mi>b</mi>
                      <mo stretchy="false">+</mo>
                      <mn>1</mn>
                    </mrow>
                  </mrow>
                  <mi>b</mi>
                </mfrac>
              </mrow>
              <mo stretchy="false">)</mo>
            </mrow>
            <mrow>
              <mrow>
                <mo stretchy="false">(</mo>
                <mrow>
                  <mi>log</mi>
                  <mrow>
                    <mfrac>
                      <mi>j</mi>
                      <mi>b</mi>
                    </mfrac>
                    <mo stretchy="false">−</mo>
                    <mo stretchy="false">Δ</mo>
                  </mrow>
                  <mrow>
                    <mo stretchy="false">(</mo>
                    <mrow>
                      <mfrac>
                        <mrow>
                          <mrow>
                            <mi>n</mi>
                            <mo stretchy="false">⋅</mo>
                            <mi>b</mi>
                          </mrow>
                        </mrow>
                        <mi>j</mi>
                      </mfrac>
                    </mrow>
                    <mo stretchy="false">)</mo>
                  </mrow>
                  <mi>,</mi>
                  <mrow>
                    <mi>b</mi>
                    <mo stretchy="false">+</mo>
                    <mn>1</mn>
                  </mrow>
                </mrow>
                <mo stretchy="false">)</mo>
              </mrow>
              <mo stretchy="false">+</mo>
              <mo stretchy="false">Δ</mo>
            </mrow>
            <mrow>
              <mo stretchy="false">(</mo>
              <mrow>
                <mi>n</mi>
                <mi>,</mi>
                <mrow>
                  <mi>j</mi>
                  <mo stretchy="false">+</mo>
                  <mn>1</mn>
                </mrow>
              </mrow>
              <mo stretchy="false">)</mo>
            </mrow>
            <mtext/>
          </mrow>
        </mtd>
      </mtr>
      <mtr>
        <mtd>
          <mrow>
            <mi mathvariant="italic">if</mi>
            <mi>n</mi>
            <mrow>
              <mi>b</mi>
              <mo stretchy="false">&lt;</mo>
              <mi>j</mi>
            </mrow>
            <mi>,</mi>
            <mo stretchy="false">Δ</mo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n>0</mn>
            </mrow>
          </mrow>
        </mtd>
      </mtr>
    </mtable>
    <annotation encoding="StarMath 5.0">%DELTA(n,j) = b^-1 %alpha(j, {b+1} over b) (log j over b - %DELTA({n cdot b} over j),b+1)+%DELTA(n,j+1)
"" newline if n b &lt; j, %DELTA(n,j) = 0</annotation>
  </semantics>
</math>
</file>